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3"/>
        <table:table-column table:style-name="co1" table:default-cell-style-name="ce1"/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MEJIRO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TAKADANOBABA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HIN-OKUBO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HINJUKU(JR)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YOYOGI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HARAJUKU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HIBUYA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EBISU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MEGURO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GOTANDA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OSAKI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HINAGAWA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TAMACHI</text:p>
          </table:table-cell>
          <table:table-cell office:value-type="float" office:value="9890" calcext:value-type="float">
            <text:p>989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HAMAMATSUCHO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HIMBASHI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YURAKUCHO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TOKYO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KANDA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AKIHABARA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OKACHIMACHI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UENO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UGUISUDANI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NIPPORI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NISHI-NIPPORI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TABATA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KOMAGOME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UGAMO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OTSUKA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/>
          <table:table-cell table:style-name="Default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TAKADANOBABA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HIN-OKUBO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HINJUKU(JR)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YOYOGI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HARAJUKU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HIBUYA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EBISU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MEGURO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GOTANDA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OSAKI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HINAGAWA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TAMACHI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HAMAMATSUCHO</text:p>
          </table:table-cell>
          <table:table-cell office:value-type="float" office:value="8630" calcext:value-type="float">
            <text:p>863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HIMBASHI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YURAKUCHO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TOKYO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KANDA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AKIHABARA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OKACHIMACHI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UENO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UGUISUDANI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NIPPORI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NISHI-NIPPORI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TABATA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KOMAGOME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UGAMO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OTSUKA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HIN-OKUBO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HINJUKU(JR)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YOYOGI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HARAJUKU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HIBUYA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EBISU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MEGURO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GOTANDA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OSAKI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HINAGAWA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TAMACHI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HAMAMATSUCHO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HIMBASHI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YURAKUCHO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TOKYO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KANDA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AKIHABARA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OKACHIMACHI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UENO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UGUISUDANI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NIPPORI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NISHI-NIPPORI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TABATA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KOMAGOME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UGAMO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OTSUKA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SHINJUKU(JR)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YOYOGI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HARAJUKU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SHIBUYA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EBISU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MEGURO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GOTANDA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OSAKI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SHINAGAWA</text:p>
          </table:table-cell>
          <table:table-cell office:value-type="float" office:value="8820" calcext:value-type="float">
            <text:p>882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TAMACHI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HAMAMATSUCHO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SHIMBASHI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YURAKUCHO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TOKYO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KANDA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AKIHABARA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OKACHIMACHI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UENO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UGUISUDANI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NIPPORI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NISHI-NIPPORI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TABATA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KOMAGOME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SUGAMO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OTSUKA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YOYOGI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HARAJUKU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SHIBUYA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EBISU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MEGURO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GOTANDA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OSAKI</text:p>
          </table:table-cell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SHINAGAWA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TAMACHI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HAMAMATSUCHO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SHIMBASHI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YURAKUCHO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TOKYO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KANDA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AKIHABARA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OKACHIMACHI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UENO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UGUISUDANI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NIPPORI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NISHI-NIPPORI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TABATA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KOMAGOME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SUGAMO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OTSUKA</text:p>
          </table:table-cell>
          <table:table-cell office:value-type="float" office:value="5310" calcext:value-type="float">
            <text:p>531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HARAJUKU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BUYA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EBISU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MEGURO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GOTANDA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SAKI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NAGAWA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AMACHI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HAMAMATSUCHO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MBASHI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YURAKUCHO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OKYO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KANDA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AKIHABARA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KACHIMACHI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UENO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UGUISUDANI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NIPPORI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NISHI-NIPPORI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ABATA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KOMAGOME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UGAMO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TSUKA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SHIBUYA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EBISU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MEGURO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GOTANDA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OSAKI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SHINAGAWA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TAMACHI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HAMAMATSUCHO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SHIMBASHI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YURAKUCHO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TOKYO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KANDA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AKIHABARA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OKACHIMACHI</text:p>
          </table:table-cell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UENO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UGUISUDANI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NIPPORI</text:p>
          </table:table-cell>
          <table:table-cell office:value-type="float" office:value="8780" calcext:value-type="float">
            <text:p>878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NISHI-NIPPORI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TABATA</text:p>
          </table:table-cell>
          <table:table-cell office:value-type="float" office:value="9070" calcext:value-type="float">
            <text:p>907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KOMAGOME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SUGAMO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OTSUKA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EBISU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MEGURO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GOTANDA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OSAKI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SHINAGAWA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TAMACHI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HAMAMATSUCHO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SHIMBASHI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YURAKUCHO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TOKYO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KANDA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AKIHABARA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OKACHIMACHI</text:p>
          </table:table-cell>
          <table:table-cell office:value-type="float" office:value="8610" calcext:value-type="float">
            <text:p>861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UENO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UGUISUDANI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NIPPOR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NISHI-NIPPORI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TABAT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KOMAGOME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SUGAMO</text:p>
          </table:table-cell>
          <table:table-cell office:value-type="float" office:value="9060" calcext:value-type="float">
            <text:p>906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OTSUKA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table:style-name="ce1" office:value-type="string" calcext:value-type="string">
            <text:p>MEGUR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GOTANDA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OSAKI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SHINAGAWA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TAMACHI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HAMAMATSUCHO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SHIMBASHI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YURAKUCHO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TOKYO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KANDA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AKIHAB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OKACHIMACHI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UENO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UGUISUDANI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NIPPORI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NISHI-NIPPORI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TABATA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KOMAGOME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SUGAMO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OTSUKA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GOTANDA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OSAKI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SHINAGAWA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TAMACHI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HAMAMATSUCHO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SHIMBASHI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YURAKUCHO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TOKYO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KANDA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AKIHABARA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OKACHIMACHI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UENO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UGUISUDANI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NIPPORI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NISHI-NIPPORI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TABATA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KOMAGOM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SUGAMO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OTSUKA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OSAKI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SHINAGAWA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TAMACHI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HAMAMATSUCHO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SHIMBASHI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YURAKUCHO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TOKYO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KANDA</text:p>
          </table:table-cell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AKIHABARA</text:p>
          </table:table-cell>
          <table:table-cell office:value-type="float" office:value="9190" calcext:value-type="float">
            <text:p>919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OKACHIMACHI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UENO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UGUISUDANI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NIPPORI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NISHI-NIPPORI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TABATA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KOMAGOME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SUGAMO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OTSUKA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SHINAGAWA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TAMACHI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HAMAMATSUCHO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SHIMBASHI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YURAKUCHO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TOKYO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KANDA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AKIHABARA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OKACHIMACHI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UENO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UGUISUDANI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NIPPORI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NISHI-NIPPORI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TABATA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KOMAGOME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SUGAMO</text:p>
          </table:table-cell>
          <table:table-cell office:value-type="float" office:value="12700" calcext:value-type="float">
            <text:p>127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OTSUKA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TAMACHI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HAMAMATSUCHO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SHIMBASHI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YURAKUCHO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TOKYO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KANDA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AKIHABARA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OKACHIMACHI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UENO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UGUISUDANI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NIPPORI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NISHI-NIPPORI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TABATA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KOMAGOM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SUGAMO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OTSUKA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HAMAMATSUCHO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SHIMBASHI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YURAKUCHO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TOKYO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KANDA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AKIHABARA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OKACHIMACHI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UENO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UGUISUDANI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NIPPORI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NISHI-NIPPORI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TABAT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KOMAGOME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SUGAMO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OTSUKA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SHIMBASHI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YURAKUCHO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TOKYO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KANDA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AKIHABARA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OKACHIMACHI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UENO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UGUISUDANI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NIPPORI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NISHI-NIPPORI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TABATA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KOMAGOME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SUGAMO</text:p>
          </table:table-cell>
          <table:table-cell/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OTSUKA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YURAKUCHO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TOKYO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KANDA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AKIHABARA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OKACHIMACHI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UENO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UGUISUDANI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NIPPORI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NISHI-NIPPORI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TABATA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KOMAGOME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SUGAMO</text:p>
          </table:table-cell>
          <table:table-cell/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OTSUKA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TOKYO</text:p>
          </table:table-cell>
          <table:table-cell/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KANDA</text:p>
          </table:table-cell>
          <table:table-cell/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AKIHABARA</text:p>
          </table:table-cell>
          <table:table-cell/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OKACHIMACHI</text:p>
          </table:table-cell>
          <table:table-cell/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UENO</text:p>
          </table:table-cell>
          <table:table-cell/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UGUISUDANI</text:p>
          </table:table-cell>
          <table:table-cell/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NIPPORI</text:p>
          </table:table-cell>
          <table:table-cell/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NISHI-NIPPORI</text:p>
          </table:table-cell>
          <table:table-cell/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TABATA</text:p>
          </table:table-cell>
          <table:table-cell/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KOMAGOME</text:p>
          </table:table-cell>
          <table:table-cell/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SUGAMO</text:p>
          </table:table-cell>
          <table:table-cell/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OTSUKA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KANDA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AKIHABARA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OKACHIMACHI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UENO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UGUISUDANI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NIPPORI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NISHI-NIPPORI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TABATA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KOMAGOME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SUGAMO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OTSUKA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AKIHABARA</text:p>
          </table:table-cell>
          <table:table-cell/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OKACHIMACHI</text:p>
          </table:table-cell>
          <table:table-cell/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UENO</text:p>
          </table:table-cell>
          <table:table-cell/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UGUISUDANI</text:p>
          </table:table-cell>
          <table:table-cell/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NIPPORI</text:p>
          </table:table-cell>
          <table:table-cell/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NISHI-NIPPORI</text:p>
          </table:table-cell>
          <table:table-cell/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TABATA</text:p>
          </table:table-cell>
          <table:table-cell/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KOMAGOME</text:p>
          </table:table-cell>
          <table:table-cell/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SUGAMO</text:p>
          </table:table-cell>
          <table:table-cell/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OTSUKA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OKACHIMACHI</text:p>
          </table:table-cell>
          <table:table-cell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UENO</text:p>
          </table:table-cell>
          <table:table-cell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UGUISUDANI</text:p>
          </table:table-cell>
          <table:table-cell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NIPPORI</text:p>
          </table:table-cell>
          <table:table-cell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NISHI-NIPPORI</text:p>
          </table:table-cell>
          <table:table-cell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TABATA</text:p>
          </table:table-cell>
          <table:table-cell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KOMAGOME</text:p>
          </table:table-cell>
          <table:table-cell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SUGAMO</text:p>
          </table:table-cell>
          <table:table-cell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OTSUKA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UENO</text:p>
          </table:table-cell>
          <table:table-cell/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UGUISUDANI</text:p>
          </table:table-cell>
          <table:table-cell/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NIPPORI</text:p>
          </table:table-cell>
          <table:table-cell/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NISHI-NIPPORI</text:p>
          </table:table-cell>
          <table:table-cell/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TABATA</text:p>
          </table:table-cell>
          <table:table-cell/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KOMAGOME</text:p>
          </table:table-cell>
          <table:table-cell/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SUGAMO</text:p>
          </table:table-cell>
          <table:table-cell/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OTSUKA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UGUISUDANI</text:p>
          </table:table-cell>
          <table:table-cell/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NIPPORI</text:p>
          </table:table-cell>
          <table:table-cell/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NISHI-NIPPORI</text:p>
          </table:table-cell>
          <table:table-cell/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TABATA</text:p>
          </table:table-cell>
          <table:table-cell/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KOMAGOME</text:p>
          </table:table-cell>
          <table:table-cell/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SUGAMO</text:p>
          </table:table-cell>
          <table:table-cell/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OTSUKA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NIPPORI</text:p>
          </table:table-cell>
          <table:table-cell/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NISHI-NIPPORI</text:p>
          </table:table-cell>
          <table:table-cell/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TABATA</text:p>
          </table:table-cell>
          <table:table-cell/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KOMAGOME</text:p>
          </table:table-cell>
          <table:table-cell/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SUGAMO</text:p>
          </table:table-cell>
          <table:table-cell/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OTSUKA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NIPPORI</text:p>
          </table:table-cell>
          <table:table-cell office:value-type="string" calcext:value-type="string">
            <text:p>NISHI-NIPPORI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NIPPORI</text:p>
          </table:table-cell>
          <table:table-cell office:value-type="string" calcext:value-type="string">
            <text:p>TABATA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NIPPORI</text:p>
          </table:table-cell>
          <table:table-cell office:value-type="string" calcext:value-type="string">
            <text:p>KOMAGOME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string" calcext:value-type="string">
            <text:p>NIPPORI</text:p>
          </table:table-cell>
          <table:table-cell office:value-type="string" calcext:value-type="string">
            <text:p>SUGAMO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string" calcext:value-type="string">
            <text:p>NIPPORI</text:p>
          </table:table-cell>
          <table:table-cell office:value-type="string" calcext:value-type="string">
            <text:p>OTSUKA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NISHI-NIPPORI</text:p>
          </table:table-cell>
          <table:table-cell office:value-type="string" calcext:value-type="string">
            <text:p>TABATA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NISHI-NIPPORI</text:p>
          </table:table-cell>
          <table:table-cell office:value-type="string" calcext:value-type="string">
            <text:p>KOMAGOME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NISHI-NIPPORI</text:p>
          </table:table-cell>
          <table:table-cell office:value-type="string" calcext:value-type="string">
            <text:p>SUGAMO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NISHI-NIPPORI</text:p>
          </table:table-cell>
          <table:table-cell office:value-type="string" calcext:value-type="string">
            <text:p>OTSUKA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TABATA</text:p>
          </table:table-cell>
          <table:table-cell office:value-type="string" calcext:value-type="string">
            <text:p>KOMAGOME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TABATA</text:p>
          </table:table-cell>
          <table:table-cell office:value-type="string" calcext:value-type="string">
            <text:p>SUGAM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TABATA</text:p>
          </table:table-cell>
          <table:table-cell office:value-type="string" calcext:value-type="string">
            <text:p>OTSUKA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KOMAGOME</text:p>
          </table:table-cell>
          <table:table-cell office:value-type="string" calcext:value-type="string">
            <text:p>SUGAMO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KOMAGOME</text:p>
          </table:table-cell>
          <table:table-cell office:value-type="string" calcext:value-type="string">
            <text:p>OTSUKA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UGAMO</text:p>
          </table:table-cell>
          <table:table-cell office:value-type="string" calcext:value-type="string">
            <text:p>OTSUKA</text:p>
          </table:table-cell>
          <table:table-cell office:value-type="float" office:value="1030" calcext:value-type="float">
            <text:p>10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10:41:49.6407246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8:56:22.043367750</meta:creation-date>
    <dc:date>2019-11-09T12:03:49.464940222</dc:date>
    <meta:editing-duration>PT16M50S</meta:editing-duration>
    <meta:editing-cycles>2</meta:editing-cycles>
    <meta:generator>LibreOffice/6.1.5.2$Linux_X86_64 LibreOffice_project/10$Build-2</meta:generator>
    <meta:document-statistic meta:table-count="1" meta:cell-count="1156" meta:object-count="0"/>
  </office:meta>
</office:document-meta>
</file>